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95ed3" officeooo:paragraph-rsid="00195ed3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a62ad" officeooo:paragraph-rsid="001a62ad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c3e74" officeooo:paragraph-rsid="001c3e74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cf536" officeooo:paragraph-rsid="001cf536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ee8a5" officeooo:paragraph-rsid="001ee8a5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fe151" officeooo:paragraph-rsid="001fe151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21d1fa" officeooo:paragraph-rsid="0021d1fa"/>
    </style:style>
    <style:style style:name="P9" style:family="paragraph" style:parent-style-name="Standard">
      <style:paragraph-properties fo:margin-top="0cm" fo:margin-bottom="0cm" loext:contextual-spacing="false"/>
    </style:style>
    <style:style style:name="P10" style:family="paragraph" style:parent-style-name="Standard">
      <style:paragraph-properties fo:margin-top="0cm" fo:margin-bottom="0cm" loext:contextual-spacing="false"/>
      <style:text-properties officeooo:rsid="002096a8" officeooo:paragraph-rsid="002096a8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cf536" officeooo:paragraph-rsid="0024172c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ee8a5" officeooo:paragraph-rsid="001ee8a5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fe151" officeooo:paragraph-rsid="001fe151"/>
    </style:style>
    <style:style style:name="T1" style:family="text">
      <style:text-properties officeooo:rsid="0019bdbe"/>
    </style:style>
    <style:style style:name="T2" style:family="text">
      <style:text-properties officeooo:rsid="00195ed3"/>
    </style:style>
    <style:style style:name="T3" style:family="text">
      <style:text-properties officeooo:rsid="001a62ad"/>
    </style:style>
    <style:style style:name="T4" style:family="text">
      <style:text-properties officeooo:rsid="001c3e74"/>
    </style:style>
    <style:style style:name="T5" style:family="text">
      <style:text-properties officeooo:rsid="001cf536"/>
    </style:style>
    <style:style style:name="T6" style:family="text">
      <style:text-properties officeooo:rsid="001fe151"/>
    </style:style>
    <style:style style:name="T7" style:family="text">
      <style:text-properties officeooo:rsid="0021d1fa"/>
    </style:style>
    <style:style style:name="T8" style:family="text">
      <style:text-properties officeooo:rsid="0022f5f7"/>
    </style:style>
    <style:style style:name="T9" style:family="text">
      <style:text-properties officeooo:rsid="0023fe6f"/>
    </style:style>
    <style:style style:name="T10" style:family="text">
      <style:text-properties officeooo:rsid="002417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ografi</text:p>
      <text:p text:style-name="P3"/>
      <text:p text:style-name="P3">Lynlakk eies og dri<text:span text:style-name="T8">ftes</text:span> av Even Stangeland Westbye.</text:p>
      <text:p text:style-name="P3">Fagbrev i Billakkering ble bestått i år 2005, jeg har lang fartstid i yrket og har opparbeidet meg mange <text:span text:style-name="T5">gode </text:span>ferdigheter innen faget.</text:p>
      <text:p text:style-name="P8">Lynlakk ligger i <text:span text:style-name="T10">Verdalen / </text:span>Klepp, Rognevegen 6, 4351 Kleppe.</text:p>
      <text:p text:style-name="P3"/>
      <text:p text:style-name="P11">Smart repair lakkering holder kostnaden din nede som kunde. </text:p>
      <text:p text:style-name="P11">-Enhver skade er forskjellig, og best mulig måte <text:span text:style-name="T9">å</text:span> reparere denne blir fagmessig vurdert , for å få mest valuta for pengene og et godt resultat! </text:p>
      <text:p text:style-name="P6"/>
      <text:p text:style-name="P6">Ofte trenger ikke hele delen lakkeres, og med gode produkter sikrer det deg et holdbart resultat.</text:p>
      <text:p text:style-name="P6"/>
      <text:p text:style-name="P6">-<text:span text:style-name="T6">Har du en skade som skulle vært utbedret? Leasing bil som skal inn etter endt leasing periode?</text:span></text:p>
      <text:p text:style-name="P7"/>
      <text:p text:style-name="P7">Skjemmende steinsprut / <text:span text:style-name="T7">riper</text:span>? forhindre rust med å få dette utbedret.</text:p>
      <text:p text:style-name="P7">Ta kontakt med den lokale småskade-spesialisten <text:span text:style-name="T10">Even </text:span>hos Lynlakk As.</text:p>
      <text:p text:style-name="P5"/>
      <text:p text:style-name="P5">Bil-lakkering , mc-lakkering, design lakkering, felg-lakkering, stylingsett-lakkering osv.</text:p>
      <text:p text:style-name="P5"/>
      <text:p text:style-name="P5">Bruker spectrometer (fargescanner) til å scanne fargen. -Dette gjør en god jobb i fargematche eksisterende farge.</text:p>
      <text:p text:style-name="P5"/>
      <text:p text:style-name="P3"/>
      <text:p text:style-name="P3">Du møter en fagmann med stolthet hos Lynlakk As.</text:p>
      <text:p text:style-name="P2"/>
      <text:p text:style-name="P4">-Smarte reparasjoner &amp; fargerike kreasjoner-</text:p>
      <text:p text:style-name="P2"/>
      <text:p text:style-name="P4">Design lakkering tillegg til smart repair reparasjoner (småskader) så kan du også få utført custom lakkeringer her på Lynlakk, Even har <text:s/>også en 2-årig kunstfag utdanning i Oslo (2012-2014).</text:p>
      <text:p text:style-name="P4">På kunstskolen lærte jeg mye grunnleggende og byggde videre på min farge forståelse og bruken av farger.</text:p>
      <text:p text:style-name="P2"/>
      <text:p text:style-name="P2">Custom lakkering kurs:</text:p>
      <text:p text:style-name="P2"/>
      <text:p text:style-name="P2">Juni 2019 – 4 dager</text:p>
      <text:p text:style-name="P2">Airbrush <text:span text:style-name="T4">class</text:span> v/ Dru Blair (USA) </text:p>
      <text:p text:style-name="P1"/>
      <text:p text:style-name="P3">Oktober 2019 6 timer</text:p>
      <text:p text:style-name="P3">Lettering workshop v/ Ciaran Globel (Scotland) </text:p>
      <text:p text:style-name="P1"/>
      <text:p text:style-name="P1"><text:span text:style-name="T3">N</text:span>ov<text:span text:style-name="T2">ember</text:span> 2016 - 2 <text:bookmark text:name="kurs:j_id932"/><text:span text:style-name="T1">dager.</text:span> </text:p>
      <text:p text:style-name="P1"><text:bookmark text:name="kurs:j_id936"/>Pinstriping - Pinstriping &amp; Signwriting v/ Richie Chlaszczak </text:p>
      <text:p text:style-name="P1"/>
      <text:p text:style-name="P1"><text:span text:style-name="T3">A</text:span>pr<text:span text:style-name="T2">il</text:span> 2010 - 4 <text:span text:style-name="T1">dager</text:span>.<text:bookmark text:name="kurs:j_id948"/> </text:p>
      <text:p text:style-name="P1"><text:bookmark text:name="kurs:j_id952"/>Airbrush - Sandnes Custom Service / Simon Murray (IRL) </text:p>
      <text:p text:style-name="P1"><text:soft-page-break/></text:p>
      <text:p text:style-name="P1"><text:span text:style-name="T3">S</text:span>ep<text:span text:style-name="T2">tember</text:span> 2009 - 30 <text:bookmark text:name="kurs:j_id964"/><text:span text:style-name="T2">timer.</text:span> </text:p>
      <text:p text:style-name="P1"><text:bookmark text:name="kurs:j_id968"/>Airbrush, Pinstriping &amp; Lettering v/ Tom Kelly (USA) - Kunsthøgskolen i Bergen </text:p>
      <text:p text:style-name="P1"/>
      <text:p text:style-name="P1"><text:span text:style-name="T3">O</text:span>kt<text:span text:style-name="T2">ober</text:span> 2007 - 15 <text:bookmark text:name="kurs:j_id980"/><text:span text:style-name="T2">timer</text:span> </text:p>
      <text:p text:style-name="P9"><text:bookmark text:name="kurs:j_id984"/>Airbrush - Ivar Åsland (N) / Multilakk </text:p>
      <text:p text:style-name="P9"/>
      <text:p text:style-name="P9"/>
      <text:p text:style-name="P9"/>
      <text:p text:style-name="P9"/>
      <text:p text:style-name="P10">Covid 19:</text:p>
      <text:p text:style-name="P10"/>
      <text:p text:style-name="P10">Smitteværn taes på alvor her hos Lynlakk As, avstand blir respektert og alle kontaktflater blir spritet</text:p>
      <text:p text:style-name="P10">hyppig! En-gangs setetrekk, ratt-trekk og girspak-trekk blir benyttet.</text:p>
      <text:p text:style-name="P10">Allt gjøres for at det skal være trygt hos Lynlak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16:11:35.191000000</meta:creation-date>
    <dc:date>2022-09-29T22:45:55.795000000</dc:date>
    <meta:editing-duration>PT3H40M59S</meta:editing-duration>
    <meta:editing-cycles>11</meta:editing-cycles>
    <meta:generator>LibreOffice/6.0.3.2$Windows_X86_64 LibreOffice_project/8f48d515416608e3a835360314dac7e47fd0b821</meta:generator>
    <meta:document-statistic meta:table-count="0" meta:image-count="0" meta:object-count="0" meta:page-count="2" meta:paragraph-count="33" meta:word-count="330" meta:character-count="2085" meta:non-whitespace-character-count="1774"/>
  </office:meta>
</office:document-meta>
</file>